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draw:fill="solid" draw:fill-color="#ffff00" draw:textarea-horizontal-align="left" draw:auto-grow-width="tru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style:protect="position siz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left" draw:auto-grow-width="true"/>
    </style:style>
    <style:style style:name="gr8" style:family="graphic" style:parent-style-name="standard">
      <style:graphic-properties draw:stroke="solid" draw:fill="solid" draw:fill-color="#ffff00" draw:textarea-horizontal-align="left" draw:auto-grow-width="true" style:protect="position size"/>
    </style:style>
    <style:style style:name="gr9" style:family="graphic" style:parent-style-name="standard">
      <style:graphic-properties draw:textarea-horizontal-align="left" draw:auto-grow-width="true" style:protect="position size"/>
    </style:style>
    <style:style style:name="gr10" style:family="graphic" style:parent-style-name="standard">
      <style:graphic-properties draw:stroke="none" draw:fill="none" draw:fill-color="#ffffff" draw:textarea-horizontal-align="left" draw:auto-grow-width="true" style:protect="position siz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4cm" svg:height="7cm" svg:x="24cm" svg:y="6cm" svg:viewBox="0 0 4001 7001" draw:points="4000,7000 0,7000 0,0 4000,0">
          <text:p text:style-name="P2"/>
        </draw:polygon>
        <draw:polygon draw:style-name="gr1" draw:text-style-name="P1" draw:layer="layout" svg:width="16.5cm" svg:height="9.5cm" svg:x="4.5cm" svg:y="3.5cm" svg:viewBox="0 0 16501 9501" draw:points="16500,9500 7000,9500 7000,7000 0,7000 0,0 16500,0">
          <text:p text:style-name="P2"/>
        </draw:polygon>
        <draw:frame draw:style-name="gr2" draw:text-style-name="P3" draw:layer="layout" svg:width="3.702cm" svg:height="0.662cm" svg:x="2.471cm" svg:y="2cm">
          <draw:text-box>
            <text:p text:style-name="P2"><text:span text:style-name="T1">YF-23 Pitch modes</text:span></text:p>
          </draw:text-box>
        </draw:frame>
        <draw:frame draw:style-name="gr3" draw:text-style-name="P3" draw:id="id2" draw:layer="layout" svg:width="2.729cm" svg:height="1.073cm" svg:x="15.261cm" svg:y="11.015cm">
          <draw:text-box>
            <text:p text:style-name="P3">Altitude-hold</text:p>
            <text:p text:style-name="P3">controller</text:p>
          </draw:text-box>
        </draw:frame>
        <draw:frame draw:style-name="gr4" draw:text-style-name="P3" draw:id="id1" draw:layer="layout" svg:width="3.084cm" svg:height="0.662cm" svg:x="15.083cm" svg:y="8.789cm">
          <draw:text-box>
            <text:p text:style-name="P3">Target-altitude</text:p>
          </draw:text-box>
        </draw:frame>
        <draw:connector draw:style-name="gr5" draw:text-style-name="P1" draw:layer="layout" svg:x1="16.625cm" svg:y1="9.451cm" svg:x2="16.625cm" svg:y2="11.015cm" draw:start-shape="id1" draw:start-glue-point="2" draw:end-shape="id2" draw:end-glue-point="0">
          <text:p text:style-name="P2"/>
        </draw:connector>
        <draw:frame draw:style-name="gr6" draw:text-style-name="P3" draw:id="id3" draw:layer="layout" svg:width="3.249cm" svg:height="0.662cm" svg:x="5.268cm" svg:y="11.22cm">
          <draw:text-box>
            <text:p text:style-name="P3">Current altitude</text:p>
          </draw:text-box>
        </draw:frame>
        <draw:frame draw:style-name="gr6" draw:text-style-name="P3" draw:id="id5" draw:layer="layout" svg:width="2.284cm" svg:height="0.662cm" svg:x="24.976cm" svg:y="8.789cm">
          <draw:text-box>
            <text:p text:style-name="P3">Target-agl</text:p>
          </draw:text-box>
        </draw:frame>
        <draw:frame draw:style-name="gr3" draw:text-style-name="P3" draw:id="id6" draw:layer="layout" svg:width="2.157cm" svg:height="1.073cm" svg:x="25.04cm" svg:y="11.015cm">
          <draw:text-box>
            <text:p text:style-name="P3">Agl-hold</text:p>
            <text:p text:style-name="P3">controller</text:p>
          </draw:text-box>
        </draw:frame>
        <draw:connector draw:style-name="gr5" draw:text-style-name="P1" draw:layer="layout" svg:x1="8.517cm" svg:y1="11.551cm" svg:x2="15.261cm" svg:y2="11.551cm" draw:start-shape="id3" draw:start-glue-point="1" draw:end-shape="id2" draw:end-glue-point="3">
          <text:p text:style-name="P2"/>
        </draw:connector>
        <draw:frame draw:style-name="gr6" draw:text-style-name="P3" draw:id="id4" draw:layer="layout" svg:width="4.16cm" svg:height="0.662cm" svg:x="14.545cm" svg:y="13.651cm">
          <draw:text-box>
            <text:p text:style-name="P3">Target-climb-rate-fps</text:p>
          </draw:text-box>
        </draw:frame>
        <draw:connector draw:style-name="gr5" draw:text-style-name="P1" draw:layer="layout" svg:x1="16.625cm" svg:y1="12.088cm" svg:x2="16.625cm" svg:y2="13.651cm" draw:start-shape="id2" draw:start-glue-point="2" draw:end-shape="id4" draw:end-glue-point="0">
          <text:p text:style-name="P2"/>
        </draw:connector>
        <draw:connector draw:style-name="gr5" draw:text-style-name="P1" draw:layer="layout" svg:x1="26.118cm" svg:y1="9.451cm" svg:x2="26.118cm" svg:y2="11.015cm" draw:start-shape="id5" draw:start-glue-point="2" draw:end-shape="id6" draw:end-glue-point="0">
          <text:p text:style-name="P2"/>
        </draw:connector>
        <draw:frame draw:style-name="gr3" draw:text-style-name="P3" draw:id="id7" draw:layer="layout" svg:width="2.238cm" svg:height="1.073cm" svg:x="15.506cm" svg:y="15.877cm">
          <draw:text-box>
            <text:p text:style-name="P3">VFPS-hold</text:p>
            <text:p text:style-name="P3">controller</text:p>
          </draw:text-box>
        </draw:frame>
        <draw:connector draw:style-name="gr5" draw:text-style-name="P1" draw:layer="layout" draw:line-skew="-0.37cm" svg:x1="26.118cm" svg:y1="12.088cm" svg:x2="16.625cm" svg:y2="13.651cm" draw:start-shape="id6" draw:start-glue-point="2" draw:end-shape="id4" draw:end-glue-point="0">
          <text:p text:style-name="P2"/>
        </draw:connector>
        <draw:connector draw:style-name="gr5" draw:text-style-name="P1" draw:layer="layout" svg:x1="16.625cm" svg:y1="14.313cm" svg:x2="16.625cm" svg:y2="15.877cm" draw:start-shape="id4" draw:start-glue-point="2" draw:end-shape="id7" draw:end-glue-point="0">
          <text:p text:style-name="P2"/>
        </draw:connector>
        <draw:frame draw:style-name="gr7" draw:text-style-name="P3" draw:id="id8" draw:layer="layout" svg:width="3.072cm" svg:height="1.484cm" svg:x="5.356cm" svg:y="8.378cm">
          <draw:text-box>
            <text:p text:style-name="P3">Altitude-hold</text:p>
            <text:p text:style-name="P3">reciprocal gain</text:p>
            <text:p text:style-name="P3">filter</text:p>
          </draw:text-box>
        </draw:frame>
        <draw:frame draw:style-name="gr7" draw:text-style-name="P3" draw:id="id9" draw:layer="layout" svg:width="2.729cm" svg:height="1.073cm" svg:x="5.528cm" svg:y="6.358cm">
          <draw:text-box>
            <text:p text:style-name="P3">Altitude-hold</text:p>
            <text:p text:style-name="P3">gain filter</text:p>
          </draw:text-box>
        </draw:frame>
        <draw:connector draw:style-name="gr5" draw:text-style-name="P1" draw:layer="layout" svg:x1="6.892cm" svg:y1="11.22cm" svg:x2="6.892cm" svg:y2="9.862cm" draw:start-shape="id3" draw:start-glue-point="0" draw:end-shape="id8" draw:end-glue-point="2">
          <text:p text:style-name="P2"/>
        </draw:connector>
        <draw:connector draw:style-name="gr5" draw:text-style-name="P1" draw:layer="layout" svg:x1="6.892cm" svg:y1="8.378cm" svg:x2="6.892cm" svg:y2="7.431cm" draw:start-shape="id8" draw:start-glue-point="0" draw:end-shape="id9" draw:end-glue-point="2">
          <text:p text:style-name="P2"/>
        </draw:connector>
        <draw:connector draw:style-name="gr5" draw:text-style-name="P1" draw:layer="layout" svg:x1="6.892cm" svg:y1="6.358cm" svg:x2="15.261cm" svg:y2="4.463cm" draw:start-shape="id9" draw:start-glue-point="0" draw:end-shape="id10" draw:end-glue-point="3">
          <text:p text:style-name="P2"/>
        </draw:connector>
        <draw:frame draw:style-name="gr4" draw:text-style-name="P3" draw:id="id11" draw:layer="layout" svg:width="2.619cm" svg:height="0.662cm" svg:x="15.316cm" svg:y="18.513cm">
          <draw:text-box>
            <text:p text:style-name="P3">Target-pitch</text:p>
          </draw:text-box>
        </draw:frame>
        <draw:connector draw:style-name="gr5" draw:text-style-name="P1" draw:layer="layout" svg:x1="16.625cm" svg:y1="16.95cm" svg:x2="16.625cm" svg:y2="18.513cm" draw:start-shape="id7" draw:start-glue-point="2" draw:end-shape="id11" draw:end-glue-point="0">
          <text:p text:style-name="P2"/>
        </draw:connector>
        <draw:frame draw:style-name="gr8" draw:text-style-name="P3" draw:id="id12" draw:layer="layout" svg:width="2.225cm" svg:height="1.073cm" svg:x="15.513cm" svg:y="20.739cm">
          <draw:text-box>
            <text:p text:style-name="P3">Pitch-hold</text:p>
            <text:p text:style-name="P3">controller</text:p>
          </draw:text-box>
        </draw:frame>
        <draw:connector draw:style-name="gr5" draw:text-style-name="P1" draw:layer="layout" svg:x1="16.625cm" svg:y1="19.175cm" svg:x2="16.625cm" svg:y2="20.739cm" draw:start-shape="id11" draw:start-glue-point="2" draw:end-shape="id12" draw:end-glue-point="0">
          <text:p text:style-name="P2"/>
        </draw:connector>
        <draw:frame draw:style-name="gr6" draw:text-style-name="P3" draw:id="id13" draw:layer="layout" svg:width="2.708cm" svg:height="1.073cm" svg:x="15.271cm" svg:y="23.376cm">
          <draw:text-box>
            <text:p text:style-name="P3">Target hstab</text:p>
            <text:p text:style-name="P3">delflection</text:p>
          </draw:text-box>
        </draw:frame>
        <draw:connector draw:style-name="gr5" draw:text-style-name="P1" draw:layer="layout" svg:x1="16.625cm" svg:y1="21.812cm" svg:x2="16.625cm" svg:y2="23.376cm" draw:start-shape="id12" draw:start-glue-point="2" draw:end-shape="id13" draw:end-glue-point="0">
          <text:p text:style-name="P2"/>
        </draw:connector>
        <draw:frame draw:style-name="gr6" draw:text-style-name="P3" draw:id="id16" draw:layer="layout" svg:width="2.839cm" svg:height="0.662cm" svg:x="34.233cm" svg:y="18.513cm">
          <draw:text-box>
            <text:p text:style-name="P3">Current Mach</text:p>
          </draw:text-box>
        </draw:frame>
        <draw:frame draw:style-name="gr9" draw:text-style-name="P3" draw:id="id14" draw:layer="layout" svg:width="2.305cm" svg:height="1.484cm" svg:x="34.5cm" svg:y="20.533cm">
          <draw:text-box>
            <text:p text:style-name="P2"><text:span text:style-name="T1">pitch-trim </text:span></text:p>
            <text:p text:style-name="P2"><text:span text:style-name="T1">reciprocal</text:span></text:p>
            <text:p text:style-name="P2"><text:span text:style-name="T1">gain filter</text:span></text:p>
          </draw:text-box>
        </draw:frame>
        <draw:frame draw:style-name="gr10" draw:text-style-name="P3" draw:id="id15" draw:layer="layout" svg:width="2.305cm" svg:height="1.484cm" svg:x="24.966cm" svg:y="20.533cm">
          <draw:text-box>
            <text:p text:style-name="P2"><text:span text:style-name="T1">pitch-trim </text:span></text:p>
            <text:p text:style-name="P2"><text:span text:style-name="T1">reciprocal</text:span></text:p>
            <text:p text:style-name="P2"><text:span text:style-name="T1">gain</text:span></text:p>
          </draw:text-box>
        </draw:frame>
        <draw:connector draw:style-name="gr5" draw:text-style-name="P1" draw:layer="layout" svg:x1="34.5cm" svg:y1="21.275cm" svg:x2="27.271cm" svg:y2="21.275cm" draw:start-shape="id14" draw:start-glue-point="3" draw:end-shape="id15" draw:end-glue-point="1">
          <text:p text:style-name="P2"/>
        </draw:connector>
        <draw:connector draw:style-name="gr5" draw:text-style-name="P1" draw:layer="layout" svg:x1="24.966cm" svg:y1="21.275cm" svg:x2="17.738cm" svg:y2="21.275cm" draw:start-shape="id15" draw:start-glue-point="3" draw:end-shape="id12" draw:end-glue-point="1">
          <text:p text:style-name="P2"/>
        </draw:connector>
        <draw:connector draw:style-name="gr5" draw:text-style-name="P1" draw:layer="layout" svg:x1="35.652cm" svg:y1="19.175cm" svg:x2="35.652cm" svg:y2="20.533cm" draw:start-shape="id16" draw:start-glue-point="2" draw:end-shape="id14" draw:end-glue-point="0">
          <text:p text:style-name="P2"/>
        </draw:connector>
        <draw:frame draw:style-name="gr6" draw:text-style-name="P3" draw:id="id10" draw:layer="layout" svg:width="2.729cm" svg:height="1.073cm" svg:x="15.261cm" svg:y="3.927cm">
          <draw:text-box>
            <text:p text:style-name="P3">Altitude-hold</text:p>
            <text:p text:style-name="P3">output gain</text:p>
          </draw:text-box>
        </draw:frame>
        <draw:connector draw:style-name="gr5" draw:text-style-name="P1" draw:layer="layout" draw:line-skew="1.135cm" svg:x1="17.99cm" svg:y1="4.463cm" svg:x2="17.99cm" svg:y2="11.551cm" draw:start-shape="id10" draw:start-glue-point="1" draw:end-shape="id2" draw:end-glue-point="1">
          <text:p text:style-name="P2"/>
        </draw:connector>
        <draw:frame draw:style-name="gr6" draw:text-style-name="P3" draw:id="id19" draw:layer="layout" svg:width="2.729cm" svg:height="0.662cm" svg:x="15.261cm" svg:y="6.563cm">
          <draw:text-box>
            <text:p text:style-name="P3">Altitude-hold</text:p>
          </draw:text-box>
        </draw:frame>
        <draw:frame draw:style-name="gr7" draw:text-style-name="P3" draw:id="id17" draw:layer="layout" svg:width="2.657cm" svg:height="1.484cm" svg:x="15.297cm" svg:y="26.016cm">
          <draw:text-box>
            <text:p text:style-name="P3">Ruddervator</text:p>
            <text:p text:style-name="P3">pitch-trim</text:p>
            <text:p text:style-name="P3">servo</text:p>
          </draw:text-box>
        </draw:frame>
        <draw:connector draw:style-name="gr5" draw:text-style-name="P1" draw:layer="layout" svg:x1="16.625cm" svg:y1="24.449cm" svg:x2="16.625cm" svg:y2="26.016cm" draw:start-shape="id13" draw:start-glue-point="2" draw:end-shape="id17" draw:end-glue-point="0">
          <text:p text:style-name="P2"/>
        </draw:connector>
        <draw:frame draw:style-name="gr6" draw:text-style-name="P3" draw:id="id18" draw:layer="layout" svg:width="2.555cm" svg:height="1.484cm" svg:x="5.615cm" svg:y="26.016cm">
          <draw:text-box>
            <text:p text:style-name="P2"><text:span text:style-name="T1">ruddervator</text:span></text:p>
            <text:p text:style-name="P2"><text:span text:style-name="T1">pitch-trim</text:span></text:p>
            <text:p text:style-name="P2"><text:span text:style-name="T1">output gain</text:span></text:p>
          </draw:text-box>
        </draw:frame>
        <draw:connector draw:style-name="gr5" draw:text-style-name="P1" draw:layer="layout" svg:x1="8.17cm" svg:y1="26.758cm" svg:x2="15.297cm" svg:y2="26.758cm" draw:start-shape="id18" draw:start-glue-point="1" draw:end-shape="id17" draw:end-glue-point="3">
          <text:p text:style-name="P2"/>
        </draw:connector>
        <draw:frame draw:style-name="gr6" draw:text-style-name="P3" draw:id="id20" draw:layer="layout" svg:width="2.068cm" svg:height="0.662cm" svg:x="25.084cm" svg:y="6.563cm">
          <draw:text-box>
            <text:p text:style-name="P3">AGL-hold</text:p>
          </draw:text-box>
        </draw:frame>
        <draw:frame draw:style-name="gr6" draw:text-style-name="P3" draw:id="id21" draw:layer="layout" svg:width="2.081cm" svg:height="0.662cm" svg:x="34.612cm" svg:y="6.563cm">
          <draw:text-box>
            <text:p text:style-name="P3">GS1-hold</text:p>
          </draw:text-box>
        </draw:frame>
        <draw:connector draw:style-name="gr5" draw:text-style-name="P1" draw:layer="layout" svg:x1="16.625cm" svg:y1="7.225cm" svg:x2="16.625cm" svg:y2="8.789cm" draw:start-shape="id19" draw:start-glue-point="2" draw:end-shape="id1" draw:end-glue-point="0">
          <text:p text:style-name="P2"/>
        </draw:connector>
        <draw:connector draw:style-name="gr5" draw:text-style-name="P1" draw:layer="layout" svg:x1="26.118cm" svg:y1="7.225cm" svg:x2="26.118cm" svg:y2="8.789cm" draw:start-shape="id20" draw:start-glue-point="2" draw:end-shape="id5" draw:end-glue-point="0">
          <text:p text:style-name="P2"/>
        </draw:connector>
        <draw:connector draw:style-name="gr5" draw:text-style-name="P1" draw:layer="layout" draw:line-skew="2.062cm" svg:x1="35.652cm" svg:y1="7.225cm" svg:x2="16.625cm" svg:y2="13.651cm" draw:start-shape="id21" draw:start-glue-point="2" draw:end-shape="id4" draw:end-glue-point="0">
          <text:p text:style-name="P2"/>
        </draw:connector>
        <draw:frame draw:style-name="gr6" draw:text-style-name="P3" draw:id="id22" draw:layer="layout" svg:width="2.784cm" svg:height="0.662cm" svg:x="5.5cm" svg:y="20.944cm">
          <draw:text-box>
            <text:p text:style-name="P3">Current pitch</text:p>
          </draw:text-box>
        </draw:frame>
        <draw:connector draw:style-name="gr5" draw:text-style-name="P1" draw:layer="layout" svg:x1="8.284cm" svg:y1="21.275cm" svg:x2="15.513cm" svg:y2="21.275cm" draw:start-shape="id22" draw:start-glue-point="1" draw:end-shape="id12" draw:end-glue-point="3">
          <text:p text:style-name="P2"/>
        </draw:connector>
        <draw:frame draw:style-name="gr4" draw:text-style-name="P3" draw:id="id23" draw:layer="layout" svg:width="3.681cm" svg:height="1.073cm" svg:x="5.052cm" svg:y="15.877cm">
          <draw:text-box>
            <text:p text:style-name="P3">Current climb-rate</text:p>
            <text:p text:style-name="P3">fps</text:p>
          </draw:text-box>
        </draw:frame>
        <draw:connector draw:style-name="gr5" draw:text-style-name="P1" draw:layer="layout" svg:x1="8.733cm" svg:y1="16.413cm" svg:x2="15.506cm" svg:y2="16.413cm" draw:start-shape="id23" draw:start-glue-point="1" draw:end-shape="id7" draw:end-glue-point="3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GB" style:font-family-complex="'Bitstream Vera Sans'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leee</meta:initial-creator>
    <meta:creation-date>2008-03-17T12:44:53</meta:creation-date>
    <dc:creator>leee</dc:creator>
    <dc:date>2008-03-17T13:55:50</dc:date>
    <dc:language>en-GB</dc:language>
    <meta:editing-cycles>3</meta:editing-cycles>
    <meta:editing-duration>PT55M44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